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9327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0626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1">
            <text:p>05/11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Q.LEN;</text:p>
            <text:p><text:s text:c="2"/>SEG.isAck ← True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 on SendBuffer;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window size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M.state() == ESTABLISHED &amp;&amp; if SND.UNA &lt; SEG.ACK &lt;= SND.NXT: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Duplicate strictly less than SND.UNA</text:p>
            <text:p><text:span text:style-name="T2">Else if ACK &amp;&amp; SEG.ACK &lt; SND.UNA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0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data or FIN or SYN:</text:p>
            <text:p><text:s text:c="2"/>RCV.NXT ← SEG.SEQ + (FIN or SYN ? 1 : SEG.LEN);</text:p>
            <text:p><text:s text:c="2"/>If data:</text:p>
            <text:p><text:s text:c="4"/>Save data in receive buffer;</text:p>
            <text:p><text:s text:c="4"/>Send ACK</text:p>
            <text:p><text:s text:c="4"/>[ReceiveBufferNotEmpty]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9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17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1T17:20:19</dc:date>
    <dc:creator>Randy Buck</dc:creator>
    <meta:editing-duration>PT491H46M36S</meta:editing-duration>
    <meta:editing-cycles>224</meta:editing-cycles>
    <meta:generator>OpenOffice.org/3.2$Unix OpenOffice.org_project/320m12$Build-9483</meta:generator>
    <meta:printed-by>Randy Buck</meta:printed-by>
    <meta:print-date>2011-05-11T12:36:34</meta:print-date>
    <meta:document-statistic meta:table-count="3" meta:cell-count="42" meta:object-count="0"/>
  </office:meta>
</office:document-meta>
</file>